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0.61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a13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1pt" style:font-size-asian="11pt" style:font-size-complex="11pt" style:font-weight-asian="bold" style:font-weight-complex="bold"/>
    </style:style>
    <style:style style:name="T2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a-luke-vader</text:p>
          </table:table-cell>
          <table:table-cell table:style-name="ce411" office:value-type="string" calcext:value-type="string">
            <text:p>som-star_wars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b-luke</text:p>
          </table:table-cell>
          <table:table-cell table:style-name="ce411" office:value-type="string" calcext:value-type="string">
            <text:p>som-luke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c-vader</text:p>
          </table:table-cell>
          <table:table-cell table:style-name="ce411" office:value-type="string" calcext:value-type="string">
            <text:p>som-vader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d-luke-vader-ffm</text:p>
          </table:table-cell>
          <table:table-cell table:style-name="ce411" office:value-type="string" calcext:value-type="string">
            <text:p>som-star_war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table:style-name="ce185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table:style-name="ce185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2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3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3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5">Patrick Henry</text:span><text:span text:style-name="T26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7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7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09:08.805163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25T14:36:26.436797217</dc:date>
    <meta:editing-duration>P122DT3H52M20S</meta:editing-duration>
    <meta:editing-cycles>1487</meta:editing-cycles>
    <meta:document-statistic meta:table-count="12" meta:cell-count="3249" meta:object-count="0"/>
  </office:meta>
</office:document-meta>
</file>